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2.9209in"/>
    </style:style>
    <style:style style:name="co4" style:family="table-column">
      <style:table-column-properties fo:break-before="auto" style:column-width="4.4701in"/>
    </style:style>
    <style:style style:name="co5" style:family="table-column">
      <style:table-column-properties fo:break-before="auto" style:column-width="0.7772in"/>
    </style:style>
    <style:style style:name="ro1" style:family="table-row">
      <style:table-row-properties style:row-height="0.5264in" fo:break-before="auto" style:use-optimal-row-height="false"/>
    </style:style>
    <style:style style:name="ro2" style:family="table-row">
      <style:table-row-properties style:row-height="0.611in" fo:break-before="page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" fo:font-size="12pt" style:font-size-asian="12pt" style:font-size-complex="12pt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" fo:font-size="10pt" style:text-underline-style="solid" style:text-underline-width="auto" style:text-underline-color="font-color" style:font-size-asian="10pt" style:font-size-complex="10pt"/>
    </style:style>
    <style:style style:name="ce5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Courier" fo:font-size="10pt" style:font-size-asian="10pt" style:font-size-complex="10pt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Courier" fo:font-size="10pt" style:font-size-asian="10pt" style:font-size-complex="10pt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11111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Courier" fo:font-size="10pt" fo:language="en" fo:country="US" style:text-underline-mode="continuous" style:text-overline-mode="continuous" style:text-line-through-mode="continuous" style:font-name-asian="Arial Unicode M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/>
      <style:text-properties style:font-name="Courier" fo:font-size="10pt" fo:language="en" fo:country="US" style:text-underline-mode="continuous" style:text-overline-mode="continuous" style:text-line-through-mode="continuous" style:font-name-asian="Arial Unicode M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Courier" fo:font-size="10pt" style:font-size-asian="10pt" style:font-size-complex="10pt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Courier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Excel_20_Built-in_20_Normal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Courier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Courier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E40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15"/>
        <table:table-column table:style-name="co5" table:number-columns-repeated="1017" table:default-cell-style-name="ce7"/>
        <table:table-column table:style-name="co5" table:number-columns-repeated="2" table:default-cell-style-name="Default"/>
        <table:table-row table:style-name="ro1">
          <table:table-cell/>
          <table:table-cell table:style-name="ce3" office:value-type="string">
            <text:p>OpenAutoclave Project by David Hartkop <text:s text:c="2"/>- <text:s/>Idea Propulsion Systems <text:s/>- <text:s text:c="2"/>2018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Parts List for building the OpenAutoclave medical instrument Autoclav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Category</text:p>
          </table:table-cell>
          <table:table-cell table:style-name="ce4" office:value-type="string">
            <text:p>Item</text:p>
          </table:table-cell>
          <table:table-cell table:style-name="ce9" office:value-type="string">
            <text:p>Notes</text:p>
          </table:table-cell>
          <table:table-cell table:style-name="ce16" office:value-type="string">
            <text:p>Quantity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Auto Relay</text:p>
          </table:table-cell>
          <table:table-cell table:style-name="ce10" office:value-type="string">
            <text:p>RLS125 12-VCD Automotive Relay SPDT 30/40A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MOSFET Module</text:p>
          </table:table-cell>
          <table:table-cell table:style-name="ce11" office:value-type="string">
            <text:p>IRF520 MOSFET driving module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heater</text:p>
          </table:table-cell>
          <table:table-cell table:style-name="ce5" office:value-type="string">
            <text:p>Cartridge Heaters</text:p>
          </table:table-cell>
          <table:table-cell table:style-name="ce11" office:value-type="string">
            <text:p>5pcs 6X20mm 1M 12V 40W Ceramic Cartridge Heater Wire For 3D Printer Reprap Prusa (5 pack)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heater</text:p>
          </table:table-cell>
          <table:table-cell table:style-name="ce5" office:value-type="string">
            <text:p>Aluminum Heater Blocks</text:p>
          </table:table-cell>
          <table:table-cell table:style-name="ce11" office:value-type="string">
            <text:p>Aluminum Heater Block Specialized for MK7 MK8 3D Printer Extruder (5 pack)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5" office:value-type="string">
            <text:p>heater</text:p>
          </table:table-cell>
          <table:table-cell table:style-name="ce5" office:value-type="string">
            <text:p>Iron Floor Flange</text:p>
          </table:table-cell>
          <table:table-cell table:style-name="ce11" office:value-type="string">
            <text:p>1/2” Black Malleable Iron threaded Floor Flange Pipe fitting</text:p>
          </table:table-cell>
          <table:table-cell table:style-name="ce1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5" office:value-type="string">
            <text:p>heater</text:p>
          </table:table-cell>
          <table:table-cell table:style-name="ce5" office:value-type="string">
            <text:p>Pizza Screens</text:p>
          </table:table-cell>
          <table:table-cell table:style-name="ce11" office:value-type="string">
            <text:p>American Metalcraft 8" diameter expanded metal (seamless) aluminum pizza screen</text:p>
          </table:table-cell>
          <table:table-cell table:style-name="ce17" office:value-type="float" office:value="2">
            <text:p>2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Arduino Uno</text:p>
          </table:table-cell>
          <table:table-cell table:style-name="ce11" office:value-type="string">
            <text:p>Arduino Uno R3 Microcontroller 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LCD</text:p>
          </table:table-cell>
          <table:table-cell table:style-name="ce11" office:value-type="string">
            <text:p>Arducam 1602 16x2 Serial HD44780 Character LCD Board Display with Black on Green Backlight 5V with IIC/I2C Serial Interface Adapter Module for Arduino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Thermocouple &amp; Reader</text:p>
          </table:table-cell>
          <table:table-cell table:style-name="ce11" office:value-type="string">
            <text:p>HiLetgo DC 3-5V MAX6675 Module + K Type Thermocouple Temperature Sensor Thermocouple Sensor Set M6 Screw for Arduino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Full Sheet Pan</text:p>
          </table:table-cell>
          <table:table-cell table:style-name="ce11" office:value-type="string">
            <text:p>18" x 26" Commercial 18 Gauge Aluminum Sheet Pan</text:p>
          </table:table-cell>
          <table:table-cell table:style-name="ce17" office:value-type="float" office:value="5">
            <text:p>5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Stainless Stock Pot</text:p>
          </table:table-cell>
          <table:table-cell table:style-name="ce11" office:value-type="string">
            <text:p>12 quart Stainless stock pot (Mfg #:MS14-042-420-45) size (LxWxH): 10.04 x 10.04 x 9.45 Inches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Ceramic Fiber Insulation</text:p>
          </table:table-cell>
          <table:table-cell table:style-name="ce11" office:value-type="string">
            <text:p>Ceramic Fiber Blanket 8# Density, 2300F (1" x 24"x 36") for Thermal Insulation of Stoves, Fireplaces, Pizza Ovens, Kilns, Forges, Furnaces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Heavy Aluminum Foil</text:p>
          </table:table-cell>
          <table:table-cell table:style-name="ce11" office:value-type="string">
            <text:p>Reynolds Wrap Heavy Duty Aluminum Foil (75 sq ft)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Aluminum Tape</text:p>
          </table:table-cell>
          <table:table-cell table:style-name="ce11" office:value-type="string">
            <text:p>Scotch Aluminum Foil Furnace Tape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Power Switch</text:p>
          </table:table-cell>
          <table:table-cell table:style-name="ce12" office:value-type="string">
            <text:p>Gardner Bender GSW-121 Heavy-Duty Electrical Toggle Switch, SPST, ON-OFF, 20 A/125V AC, Spade Terminal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Micro Speaker</text:p>
          </table:table-cell>
          <table:table-cell table:style-name="ce13" office:value-type="string">
            <text:p>Motherboard Computer PC Internal Speaker Buzzer Computer Case Buzzer for Arduino (Mfg #: CYT1090)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Push Button</text:p>
          </table:table-cell>
          <table:table-cell table:style-name="ce11" office:value-type="string">
            <text:p>12mm SPST NO Reset Switch Push Button Switch DIY Kit for Arduino (Pack of 10pcs) EK1922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2">
          <table:table-cell table:style-name="ce2"/>
          <table:table-cell table:style-name="ce4" office:value-type="string">
            <text:p>Category</text:p>
          </table:table-cell>
          <table:table-cell table:style-name="ce4" office:value-type="string">
            <text:p>Item</text:p>
          </table:table-cell>
          <table:table-cell table:style-name="ce9" office:value-type="string">
            <text:p>Notes</text:p>
          </table:table-cell>
          <table:table-cell table:style-name="ce16" office:value-type="string">
            <text:p>Quantity</text:p>
          </table:table-cell>
          <table:table-cell table:number-columns-repeated="1019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Electrical enclosure</text:p>
          </table:table-cell>
          <table:table-cell table:style-name="ce6" office:value-type="string">
            <text:p>6.2"x3.5"x2.3"ABS Waterproof Junction Box Universal Project Enclosure w Transparent PC Cover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oven</text:p>
          </table:table-cell>
          <table:table-cell table:style-name="ce5" office:value-type="string">
            <text:p>Cigarette Lighter Cable</text:p>
          </table:table-cell>
          <table:table-cell table:style-name="ce14" office:value-type="string">
            <text:p>12V Heavy Duty 16 AWG 15A Male Plug Cigarette Lighter Adapter Power Supply Cord with 1 Meter 3.3 Feet Cable Wire </text:p>
          </table:table-cell>
          <table:table-cell table:style-name="ce17" office:value-type="float" office:value="1">
            <text:p>1</text:p>
          </table:table-cell>
          <table:table-cell table:number-columns-repeated="1018"/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Long bolt for heater rack legs</text:p>
          </table:table-cell>
          <table:table-cell table:style-name="ce5" office:value-type="string">
            <text:p>1/4-20 x 4” (M6 x 10 cm) stainless carriage bolt</text:p>
          </table:table-cell>
          <table:table-cell table:style-name="ce17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Nuts for heater rack legs</text:p>
          </table:table-cell>
          <table:table-cell table:style-name="ce11" office:value-type="string">
            <text:p>1/4-20 (M6) stainless nuts</text:p>
          </table:table-cell>
          <table:table-cell table:style-name="ce17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Washers for heater rack legs &amp; heater blocks</text:p>
          </table:table-cell>
          <table:table-cell table:style-name="ce11" office:value-type="string">
            <text:p>1/4 inch (M6) stainless washers</text:p>
          </table:table-cell>
          <table:table-cell table:style-name="ce17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Screws for heater blocks</text:p>
          </table:table-cell>
          <table:table-cell table:style-name="ce11" office:value-type="string">
            <text:p>M6 x 24mm stainless tapered head machine screw</text:p>
          </table:table-cell>
          <table:table-cell table:style-name="ce17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Nuts for heater blocks</text:p>
          </table:table-cell>
          <table:table-cell table:style-name="ce11" office:value-type="string">
            <text:p>M6 stainless nuts</text:p>
          </table:table-cell>
          <table:table-cell table:style-name="ce17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screws to mount arduino bracket through box to aluminum tray</text:p>
          </table:table-cell>
          <table:table-cell table:style-name="ce11" office:value-type="string">
            <text:p>4-40 x 3/8 (M3 x 10mm) <text:s/>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screws to mount Arduino to bracket</text:p>
          </table:table-cell>
          <table:table-cell table:style-name="ce11" office:value-type="string">
            <text:p>4-40 x 0.25” (M3 x 6 mm) zinc coated machine screw</text:p>
          </table:table-cell>
          <table:table-cell table:style-name="ce17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5" office:value-type="string">
            <text:p>controller</text:p>
          </table:table-cell>
          <table:table-cell table:style-name="ce5" office:value-type="string">
            <text:p>Arduino mounting bracket</text:p>
          </table:table-cell>
          <table:table-cell table:style-name="ce11" office:value-type="string">
            <text:p>Comes with official Arduino brand UNO, or can be ordered separately</text:p>
          </table:table-cell>
          <table:table-cell table:style-name="ce17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6" office:value-type="string">
            <text:p>hardware</text:p>
          </table:table-cell>
          <table:table-cell table:style-name="ce6" office:value-type="string">
            <text:p>screws to mount LCD to box lid</text:p>
          </table:table-cell>
          <table:table-cell table:style-name="ce11" office:value-type="string">
            <text:p>4-40 x 0.75” (M3 x 20 mm) zinc coated machine screw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nuts to mount LCD screen to box lid</text:p>
          </table:table-cell>
          <table:table-cell table:style-name="ce11" office:value-type="string">
            <text:p>4-40 (M3) zinc coated nuts</text:p>
          </table:table-cell>
          <table:table-cell table:style-name="ce17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screw to mount MOSFET to box</text:p>
          </table:table-cell>
          <table:table-cell table:style-name="ce11" office:value-type="string">
            <text:p>4-40 x 0.25 (M3 x 6 mm) zinc coated machine screw</text:p>
          </table:table-cell>
          <table:table-cell table:style-name="ce17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6" office:value-type="string">
            <text:p>hardware</text:p>
          </table:table-cell>
          <table:table-cell table:style-name="ce6" office:value-type="string">
            <text:p>screw to mount relay to box</text:p>
          </table:table-cell>
          <table:table-cell table:style-name="ce11" office:value-type="string">
            <text:p>4-40 x 3/8 (M3 x 10mm) <text:s/></text:p>
          </table:table-cell>
          <table:table-cell table:style-name="ce1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nut to mount relay to box</text:p>
          </table:table-cell>
          <table:table-cell table:style-name="ce11" office:value-type="string">
            <text:p>4-40 (M3) zinc coated nut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5" office:value-type="string">
            <text:p>hardware</text:p>
          </table:table-cell>
          <table:table-cell table:style-name="ce5" office:value-type="string">
            <text:p>washers to mount relay to box</text:p>
          </table:table-cell>
          <table:table-cell table:style-name="ce11" office:value-type="string">
            <text:p>4-40 (M3) zinc coated washers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5" office:value-type="string">
            <text:p>Electrical</text:p>
          </table:table-cell>
          <table:table-cell table:style-name="ce5" office:value-type="string">
            <text:p>Wire nuts</text:p>
          </table:table-cell>
          <table:table-cell table:style-name="ce11" office:value-type="string">
            <text:p>For 16 gauge wires</text:p>
          </table:table-cell>
          <table:table-cell table:style-name="ce17" office:value-type="float" office:value="6">
            <text:p>6</text:p>
          </table:table-cell>
          <table:table-cell table:number-columns-repeated="1019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Barbeque Grill Dial Thermometer</text:p>
          </table:table-cell>
          <table:table-cell table:style-name="ce11" office:value-type="string">
            <text:p>Thermometer with a 2 inch plus probe length that can be inserted through a drilled hole.</text:p>
          </table:table-cell>
          <table:table-cell table:style-name="ce17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Rubber Self adhesive feet</text:p>
          </table:table-cell>
          <table:table-cell table:style-name="ce11" office:value-type="string">
            <text:p>Bump-On peel and stick feet that elevate 3/8 to 1/2 inch over a table top.</text:p>
          </table:table-cell>
          <table:table-cell table:style-name="ce17" office:value-type="float" office:value="4">
            <text:p>4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10/16/2018</text:date>, <text:time>21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8-10-16T21:39:48</dc:date>
    <dc:creator>David Hartkop</dc:creator>
    <meta:editing-duration>PT13H32M4S</meta:editing-duration>
    <meta:editing-cycles>50</meta:editing-cycles>
    <meta:document-statistic meta:table-count="1" meta:cell-count="204" meta:object-count="0"/>
    <meta:user-defined meta:name=""/>
  </office:meta>
</office:document-meta>
</file>